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4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7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10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13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16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19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22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25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28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31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34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37" style:family="paragraph">
      <style:paragraph-properties fo:line-height="100.00%" fo:text-align="left" fo:margin-left="4.00pt" fo:text-indent="-1.50pt">
        <style:tab-stops>
          <style:tab-stop style:position="165.80pt"/>
          <style:tab-stop style:position="-4.00pt"/>
          <style:tab-stop style:position="-4.00pt"/>
        </style:tab-stops>
      </style:paragraph-properties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left" fo:margin-left="0.00pt" fo:text-indent="-1.50pt">
        <style:tab-stops>
          <style:tab-stop style:position="169.80pt"/>
          <style:tab-stop style:position="0.00pt"/>
          <style:tab-stop style:position="0.00pt"/>
        </style:tab-stops>
      </style:paragraph-properties>
    </style:style>
    <style:style style:name="P40" style:family="paragraph">
      <style:paragraph-properties fo:line-height="100.00%" fo:text-align="left" fo:margin-left="4.00pt" fo:text-indent="-1.50pt">
        <style:tab-stops>
          <style:tab-stop style:position="180.65pt"/>
          <style:tab-stop style:position="-4.00pt"/>
          <style:tab-stop style:position="-4.00pt"/>
        </style:tab-stops>
      </style:paragraph-properties>
    </style:style>
    <style:style style:name="P41" style:family="paragraph">
      <style:paragraph-properties fo:line-height="100.00%" fo:text-align="justify"/>
    </style:style>
    <style:style style:name="P42" style:family="paragraph">
      <style:paragraph-properties fo:line-height="100.00%" fo:text-align="left" fo:margin-left="0.00pt" fo:text-indent="-1.50pt">
        <style:tab-stops>
          <style:tab-stop style:position="184.65pt"/>
          <style:tab-stop style:position="0.00pt"/>
          <style:tab-stop style:position="0.00pt"/>
        </style:tab-stops>
      </style:paragraph-properties>
    </style:style>
    <style:style style:name="P43" style:family="paragraph">
      <style:paragraph-properties fo:line-height="100.00%" fo:text-align="left" fo:margin-left="4.00pt" fo:text-indent="-1.50pt">
        <style:tab-stops>
          <style:tab-stop style:position="180.65pt"/>
          <style:tab-stop style:position="-4.00pt"/>
          <style:tab-stop style:position="-4.00pt"/>
        </style:tab-stops>
      </style:paragraph-properties>
    </style:style>
    <style:style style:name="P44" style:family="paragraph">
      <style:paragraph-properties fo:line-height="100.00%" fo:text-align="justify"/>
    </style:style>
    <style:style style:name="P45" style:family="paragraph">
      <style:paragraph-properties fo:line-height="100.00%" fo:text-align="left" fo:margin-left="0.00pt" fo:text-indent="-1.50pt">
        <style:tab-stops>
          <style:tab-stop style:position="184.65pt"/>
          <style:tab-stop style:position="0.00pt"/>
          <style:tab-stop style:position="0.00pt"/>
        </style:tab-stops>
      </style:paragraph-properties>
    </style:style>
    <style:style style:name="P46" style:family="paragraph">
      <style:paragraph-properties fo:line-height="100.00%" fo:text-align="left" fo:margin-left="4.00pt" fo:text-indent="-1.50pt">
        <style:tab-stops>
          <style:tab-stop style:position="180.65pt"/>
          <style:tab-stop style:position="-4.00pt"/>
          <style:tab-stop style:position="-4.00pt"/>
        </style:tab-stops>
      </style:paragraph-properties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left" fo:margin-left="0.00pt" fo:text-indent="-1.50pt">
        <style:tab-stops>
          <style:tab-stop style:position="184.65pt"/>
          <style:tab-stop style:position="0.00pt"/>
          <style:tab-stop style:position="0.00pt"/>
        </style:tab-stops>
      </style:paragraph-properties>
    </style:style>
    <style:style style:name="P49" style:family="paragraph">
      <style:paragraph-properties fo:line-height="100.00%" fo:text-align="left" fo:margin-left="4.00pt" fo:text-indent="-1.50pt">
        <style:tab-stops>
          <style:tab-stop style:position="180.65pt"/>
          <style:tab-stop style:position="-4.00pt"/>
          <style:tab-stop style:position="-4.00pt"/>
        </style:tab-stops>
      </style:paragraph-properties>
    </style:style>
    <style:style style:name="P50" style:family="paragraph">
      <style:paragraph-properties fo:line-height="100.00%" fo:text-align="justify"/>
    </style:style>
    <style:style style:name="P51" style:family="paragraph">
      <style:paragraph-properties fo:line-height="100.00%" fo:text-align="left" fo:margin-left="0.00pt" fo:text-indent="-1.50pt">
        <style:tab-stops>
          <style:tab-stop style:position="184.65pt"/>
          <style:tab-stop style:position="0.00pt"/>
          <style:tab-stop style:position="0.00pt"/>
        </style:tab-stops>
      </style:paragraph-properties>
    </style:style>
    <style:style style:name="P52" style:family="paragraph">
      <style:paragraph-properties fo:line-height="100.00%" fo:text-align="left" fo:margin-left="4.00pt" fo:text-indent="-1.50pt">
        <style:tab-stops>
          <style:tab-stop style:position="180.65pt"/>
          <style:tab-stop style:position="-4.00pt"/>
          <style:tab-stop style:position="-4.00pt"/>
        </style:tab-stops>
      </style:paragraph-properties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left" fo:margin-left="0.00pt" fo:text-indent="-1.50pt">
        <style:tab-stops>
          <style:tab-stop style:position="184.65pt"/>
          <style:tab-stop style:position="0.00pt"/>
          <style:tab-stop style:position="0.00pt"/>
        </style:tab-stops>
      </style:paragraph-properties>
    </style:style>
    <style:style style:name="P55" style:family="paragraph">
      <style:paragraph-properties fo:line-height="100.00%" fo:text-align="left" fo:margin-left="4.00pt" fo:text-indent="-1.50pt">
        <style:tab-stops>
          <style:tab-stop style:position="180.65pt"/>
          <style:tab-stop style:position="-4.00pt"/>
          <style:tab-stop style:position="-4.00pt"/>
        </style:tab-stops>
      </style:paragraph-properties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 fo:margin-left="0.00pt" fo:text-indent="-1.50pt">
        <style:tab-stops>
          <style:tab-stop style:position="184.65pt"/>
          <style:tab-stop style:position="0.00pt"/>
          <style:tab-stop style:position="0.00pt"/>
        </style:tab-stops>
      </style:paragraph-properties>
    </style:style>
    <style:style style:name="P58" style:family="paragraph">
      <style:paragraph-properties fo:line-height="100.00%" fo:text-align="left" fo:margin-left="4.00pt" fo:text-indent="-1.50pt">
        <style:tab-stops>
          <style:tab-stop style:position="180.65pt"/>
          <style:tab-stop style:position="-4.00pt"/>
          <style:tab-stop style:position="-4.00pt"/>
        </style:tab-stops>
      </style:paragraph-properties>
    </style:style>
    <style:style style:name="P59" style:family="paragraph">
      <style:paragraph-properties fo:line-height="100.00%" fo:text-align="justify"/>
    </style:style>
    <style:style style:name="P60" style:family="paragraph">
      <style:paragraph-properties fo:line-height="100.00%" fo:text-align="left" fo:margin-left="0.00pt" fo:text-indent="-1.50pt">
        <style:tab-stops>
          <style:tab-stop style:position="184.65pt"/>
          <style:tab-stop style:position="0.00pt"/>
          <style:tab-stop style:position="0.00pt"/>
        </style:tab-stops>
      </style:paragraph-properties>
    </style:style>
    <style:style style:name="P61" style:family="paragraph">
      <style:paragraph-properties fo:line-height="100.00%" fo:text-align="left" fo:margin-left="4.00pt" fo:text-indent="-1.50pt">
        <style:tab-stops>
          <style:tab-stop style:position="180.65pt"/>
          <style:tab-stop style:position="-4.00pt"/>
          <style:tab-stop style:position="-4.00pt"/>
        </style:tab-stops>
      </style:paragraph-properties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left" fo:margin-left="0.00pt" fo:text-indent="-1.50pt">
        <style:tab-stops>
          <style:tab-stop style:position="184.65pt"/>
          <style:tab-stop style:position="0.00pt"/>
          <style:tab-stop style:position="0.00pt"/>
        </style:tab-stops>
      </style:paragraph-properties>
    </style:style>
    <style:style style:name="P64" style:family="paragraph">
      <style:paragraph-properties fo:line-height="100.00%" fo:text-align="left" fo:margin-left="4.00pt" fo:text-indent="-1.50pt">
        <style:tab-stops>
          <style:tab-stop style:position="180.65pt"/>
          <style:tab-stop style:position="-4.00pt"/>
          <style:tab-stop style:position="-4.00pt"/>
        </style:tab-stops>
      </style:paragraph-properties>
    </style:style>
    <style:style style:name="P65" style:family="paragraph">
      <style:paragraph-properties fo:line-height="100.00%" fo:text-align="justify"/>
    </style:style>
    <style:style style:name="P66" style:family="paragraph">
      <style:paragraph-properties fo:line-height="100.00%" fo:text-align="left" fo:margin-left="0.00pt" fo:text-indent="-1.50pt">
        <style:tab-stops>
          <style:tab-stop style:position="184.65pt"/>
          <style:tab-stop style:position="0.00pt"/>
          <style:tab-stop style:position="0.00pt"/>
        </style:tab-stops>
      </style:paragraph-properties>
    </style:style>
    <style:style style:name="P67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2.358333in"/>
    </style:style>
    <style:style style:name="TableColumn0101" style:family="table-column">
      <style:table-column-properties style:column-width="0.206250in"/>
    </style:style>
    <style:style style:name="TableColumn0102" style:family="table-column">
      <style:table-column-properties style:column-width="0.744444in"/>
    </style:style>
    <style:style style:name="TableColumn0103" style:family="table-column">
      <style:table-column-properties style:column-width="0.288194in"/>
    </style:style>
    <style:style style:name="TableColumn0104" style:family="table-column">
      <style:table-column-properties style:column-width="2.681250in"/>
    </style:style>
    <style:style style:name="TableColumn0105" style:family="table-column">
      <style:table-column-properties style:column-width="0.615278in"/>
    </style:style>
    <style:style style:name="Table01" style:family="table">
      <style:table-properties style:width="6.893750in" fo:margin-left="0.000000in" style:writing-mode="lr" table:align="left" style:may-break-between-rows="true"/>
    </style:style>
    <style:style style:name="TableRow0100" style:family="table-row">
      <style:table-row-properties style:min-row-height="1.366667in"/>
    </style:style>
    <style:style style:name="TableCell0100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0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0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01" style:family="table-row">
      <style:table-row-properties style:min-row-height="1.066667in"/>
    </style:style>
    <style:style style:name="TableCell0101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1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1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02" style:family="table-row">
      <style:table-row-properties style:min-row-height="1.059722in"/>
    </style:style>
    <style:style style:name="TableCell0102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2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2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03" style:family="table-row">
      <style:table-row-properties style:min-row-height="1.428472in"/>
    </style:style>
    <style:style style:name="TableCell0103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3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3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04" style:family="table-row">
      <style:table-row-properties style:min-row-height="0.704861in"/>
    </style:style>
    <style:style style:name="TableCell0104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4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4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4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05" style:family="table-row">
      <style:table-row-properties style:min-row-height="0.704861in"/>
    </style:style>
    <style:style style:name="TableCell0105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5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5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5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06" style:family="table-row">
      <style:table-row-properties style:min-row-height="0.704861in"/>
    </style:style>
    <style:style style:name="TableCell0106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6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6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6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07" style:family="table-row">
      <style:table-row-properties style:min-row-height="0.710417in"/>
    </style:style>
    <style:style style:name="TableCell0107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7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7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7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08" style:family="table-row">
      <style:table-row-properties style:min-row-height="0.711806in"/>
    </style:style>
    <style:style style:name="TableCell0108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8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8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8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09" style:family="table-row">
      <style:table-row-properties style:min-row-height="0.704861in"/>
    </style:style>
    <style:style style:name="TableCell0109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9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09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09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0" style:family="table-row">
      <style:table-row-properties style:min-row-height="1.066667in"/>
    </style:style>
    <style:style style:name="TableCell0110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0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0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0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1" style:family="table-row">
      <style:table-row-properties style:min-row-height="0.704861in"/>
    </style:style>
    <style:style style:name="TableCell0111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1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1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1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2" style:family="table-row">
      <style:table-row-properties style:min-row-height="1.066667in"/>
    </style:style>
    <style:style style:name="TableCell0112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201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203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204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3" style:family="table-row">
      <style:table-row-properties style:min-row-height="1.424306in"/>
    </style:style>
    <style:style style:name="TableCell0113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301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302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303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304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305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4" style:family="table-row">
      <style:table-row-properties style:min-row-height="0.715278in"/>
    </style:style>
    <style:style style:name="TableCell0114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401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402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403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404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405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5" style:family="table-row">
      <style:table-row-properties style:min-row-height="1.077778in"/>
    </style:style>
    <style:style style:name="TableCell0115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501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502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503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504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505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6" style:family="table-row">
      <style:table-row-properties style:min-row-height="1.076389in"/>
    </style:style>
    <style:style style:name="TableCell0116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601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602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603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604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605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7" style:family="table-row">
      <style:table-row-properties style:min-row-height="1.430556in"/>
    </style:style>
    <style:style style:name="TableCell0117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701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702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703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704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705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8" style:family="table-row">
      <style:table-row-properties style:min-row-height="0.715278in"/>
    </style:style>
    <style:style style:name="TableCell0118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801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802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803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804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805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19" style:family="table-row">
      <style:table-row-properties style:min-row-height="0.711806in"/>
    </style:style>
    <style:style style:name="TableCell0119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901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902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903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1904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1905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20" style:family="table-row">
      <style:table-row-properties style:min-row-height="0.715278in"/>
    </style:style>
    <style:style style:name="TableCell0120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2001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2002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2003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2004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2005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Row0121" style:family="table-row">
      <style:table-row-properties style:min-row-height="0.704861in"/>
    </style:style>
    <style:style style:name="TableCell012100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2101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2102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2103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  <style:style style:name="TableCell012104" style:family="table-cell">
      <style:table-cell-properties fo:border-top="0.000000in solid #836967" fo:border-left="0.000000in solid #836967" fo:border-right="0.000000in solid #836967" fo:border-bottom="0.000000in solid #836967" fo:padding-left="0.020833in" fo:padding-right="0.020833in" fo:vertical-align="top" fo:background-color="transparent"/>
    </style:style>
    <style:style style:name="TableCell012105" style:family="table-cell">
      <style:table-cell-properties fo:border-top="0.000000in solid #000000" fo:border-left="0.000000in solid #000000" fo:border-right="0.000000in solid #000000" fo:border-bottom="0.000000in solid #000000" fo:padding-left="0.020833in" fo:padding-right="0.020833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2"><text:span text:style-name="T1">Exception Name</text:span></text:p>
          </table:table-cell>
          <table:table-cell table:style-name="TableCell010001" table:number-columns-spanned="2">
            <text:p text:style-name="P2"><text:span text:style-name="T1">Oracle<text:s text:c="2"/>Server<text:s text:c="2"/>Error<text:s text:c="2"/>Number</text:span></text:p>
          </table:table-cell>
          <table:covered-table-cell/>
          <table:table-cell table:style-name="TableCell010003" table:number-columns-spanned="2">
            <text:p text:style-name="P2"><text:span text:style-name="T1">Description</text:span></text:p>
          </table:table-cell>
          <table:covered-table-cell/>
        </table:table-row>
        <table:table-row table:style-name="TableRow0101">
          <table:table-cell table:style-name="TableCell010100">
            <text:p text:style-name="P5"><text:span text:style-name="T2">ACCESS_INTO_NULL</text:span></text:p>
          </table:table-cell>
          <table:table-cell table:style-name="TableCell010101" table:number-columns-spanned="2">
            <text:p text:style-name="P5"><text:span text:style-name="T2">ORA-<text:line-break/>06530</text:span></text:p>
          </table:table-cell>
          <table:covered-table-cell/>
          <table:table-cell table:style-name="TableCell010103" table:number-columns-spanned="2">
            <text:p text:style-name="P5"><text:span text:style-name="T2">Attempted to assign values to the<text:s text:c="2"/>attributes of an uninitialized object</text:span></text:p>
          </table:table-cell>
          <table:covered-table-cell/>
        </table:table-row>
        <table:table-row table:style-name="TableRow0102">
          <table:table-cell table:style-name="TableCell010200">
            <text:p text:style-name="P8"><text:span text:style-name="T2">CASE_NOT_FOUND</text:span></text:p>
          </table:table-cell>
          <table:table-cell table:style-name="TableCell010201" table:number-columns-spanned="2">
            <text:p text:style-name="P8"><text:span text:style-name="T2">ORA-<text:line-break/>06592</text:span></text:p>
          </table:table-cell>
          <table:covered-table-cell/>
          <table:table-cell table:style-name="TableCell010203" table:number-columns-spanned="2">
            <text:p text:style-name="P8"><text:span text:style-name="T2">None of the choices in the WHEN clauses<text:s text:c="2"/>of a CASE statement are selected, and<text:s text:c="2"/>there is no ELSE clause.</text:span></text:p>
          </table:table-cell>
          <table:covered-table-cell/>
        </table:table-row>
        <table:table-row table:style-name="TableRow0103">
          <table:table-cell table:style-name="TableCell010300">
            <text:p text:style-name="P11"><text:span text:style-name="T2">COLLECTION_IS_NULL</text:span></text:p>
          </table:table-cell>
          <table:table-cell table:style-name="TableCell010301" table:number-columns-spanned="2">
            <text:p text:style-name="P11"><text:span text:style-name="T2">ORA-<text:line-break/>06531</text:span></text:p>
          </table:table-cell>
          <table:covered-table-cell/>
          <table:table-cell table:style-name="TableCell010303" table:number-columns-spanned="2">
            <text:p text:style-name="P11"><text:span text:style-name="T2">Attempted to apply collection methods<text:s text:c="2"/>other than EXISTS to an uninitialized<text:line-break/>nested table or VARRAY</text:span></text:p>
          </table:table-cell>
          <table:covered-table-cell/>
        </table:table-row>
        <table:table-row table:style-name="TableRow0104">
          <table:table-cell table:style-name="TableCell010400">
            <text:p text:style-name="P14"><text:span text:style-name="T2">CURSOR_ALREADY_OPEN</text:span></text:p>
          </table:table-cell>
          <table:table-cell table:style-name="TableCell010401" table:number-columns-spanned="2">
            <text:p text:style-name="P14"><text:span text:style-name="T2">ORA-<text:line-break/>06511</text:span></text:p>
          </table:table-cell>
          <table:covered-table-cell/>
          <table:table-cell table:style-name="TableCell010403" table:number-columns-spanned="2">
            <text:p text:style-name="P14"><text:span text:style-name="T2">Attempted to open an already-open cursor</text:span></text:p>
          </table:table-cell>
          <table:covered-table-cell/>
        </table:table-row>
        <table:table-row table:style-name="TableRow0105">
          <table:table-cell table:style-name="TableCell010500">
            <text:p text:style-name="P17"><text:span text:style-name="T2">DUP_VAL_ON_INDEX</text:span></text:p>
          </table:table-cell>
          <table:table-cell table:style-name="TableCell010501" table:number-columns-spanned="2">
            <text:p text:style-name="P17"><text:span text:style-name="T2">ORA-<text:line-break/>00001</text:span></text:p>
          </table:table-cell>
          <table:covered-table-cell/>
          <table:table-cell table:style-name="TableCell010503" table:number-columns-spanned="2">
            <text:p text:style-name="P17"><text:span text:style-name="T2">Attempted to insert a duplicate value</text:span></text:p>
          </table:table-cell>
          <table:covered-table-cell/>
        </table:table-row>
        <table:table-row table:style-name="TableRow0106">
          <table:table-cell table:style-name="TableCell010600">
            <text:p text:style-name="P20"><text:span text:style-name="T2">INVALID_CURSOR</text:span></text:p>
          </table:table-cell>
          <table:table-cell table:style-name="TableCell010601" table:number-columns-spanned="2">
            <text:p text:style-name="P20"><text:span text:style-name="T2">ORA-<text:line-break/>01001</text:span></text:p>
          </table:table-cell>
          <table:covered-table-cell/>
          <table:table-cell table:style-name="TableCell010603" table:number-columns-spanned="2">
            <text:p text:style-name="P20"><text:span text:style-name="T2">Illegal cursor operation occurred.</text:span></text:p>
          </table:table-cell>
          <table:covered-table-cell/>
        </table:table-row>
        <table:table-row table:style-name="TableRow0107">
          <table:table-cell table:style-name="TableCell010700">
            <text:p text:style-name="P23"><text:span text:style-name="T2">INVALID_NUMBER</text:span></text:p>
          </table:table-cell>
          <table:table-cell table:style-name="TableCell010701" table:number-columns-spanned="2">
            <text:p text:style-name="P23"><text:span text:style-name="T2">ORA-<text:line-break/>01722</text:span></text:p>
          </table:table-cell>
          <table:covered-table-cell/>
          <table:table-cell table:style-name="TableCell010703" table:number-columns-spanned="2">
            <text:p text:style-name="P23"><text:span text:style-name="T2">Conversion of character string to number<text:s text:c="2"/>fails.</text:span></text:p>
          </table:table-cell>
          <table:covered-table-cell/>
        </table:table-row>
        <table:table-row table:style-name="TableRow0108">
          <table:table-cell table:style-name="TableCell010800">
            <text:p text:style-name="P26"><text:span text:style-name="T2">LOGIN_DENIED</text:span></text:p>
          </table:table-cell>
          <table:table-cell table:style-name="TableCell010801" table:number-columns-spanned="2">
            <text:p text:style-name="P26"><text:span text:style-name="T2">ORA-<text:line-break/>01017</text:span></text:p>
          </table:table-cell>
          <table:covered-table-cell/>
          <table:table-cell table:style-name="TableCell010803" table:number-columns-spanned="2">
            <text:p text:style-name="P26"><text:span text:style-name="T2">Logging on to the Oracle server with an<text:s text:c="2"/>invalid username or password</text:span></text:p>
          </table:table-cell>
          <table:covered-table-cell/>
        </table:table-row>
        <table:table-row table:style-name="TableRow0109">
          <table:table-cell table:style-name="TableCell010900">
            <text:p text:style-name="P29"><text:span text:style-name="T2">NO_DATA_FOUND</text:span></text:p>
          </table:table-cell>
          <table:table-cell table:style-name="TableCell010901" table:number-columns-spanned="2">
            <text:p text:style-name="P29"><text:span text:style-name="T2">ORA-<text:line-break/>01403</text:span></text:p>
          </table:table-cell>
          <table:covered-table-cell/>
          <table:table-cell table:style-name="TableCell010903" table:number-columns-spanned="2">
            <text:p text:style-name="P29"><text:span text:style-name="T2">Single row SELECT returned no data.</text:span></text:p>
          </table:table-cell>
          <table:covered-table-cell/>
        </table:table-row>
        <table:table-row table:style-name="TableRow0110">
          <table:table-cell table:style-name="TableCell011000">
            <text:p text:style-name="P32"><text:span text:style-name="T2">NOT_LOGGED_ON</text:span></text:p>
          </table:table-cell>
          <table:table-cell table:style-name="TableCell011001" table:number-columns-spanned="2">
            <text:p text:style-name="P32"><text:span text:style-name="T2">ORA-<text:line-break/>01012</text:span></text:p>
          </table:table-cell>
          <table:covered-table-cell/>
          <table:table-cell table:style-name="TableCell011003" table:number-columns-spanned="2">
            <text:p text:style-name="P32"><text:span text:style-name="T2">PL/SQL program issues a database call<text:s text:c="2"/>without being connected to the Oracle<text:s text:c="2"/>server.</text:span></text:p>
          </table:table-cell>
          <table:covered-table-cell/>
        </table:table-row>
        <table:table-row table:style-name="TableRow0111">
          <table:table-cell table:style-name="TableCell011100">
            <text:p text:style-name="P35"><text:span text:style-name="T2">PROGRAM_ERROR</text:span></text:p>
          </table:table-cell>
          <table:table-cell table:style-name="TableCell011101" table:number-columns-spanned="2">
            <text:p text:style-name="P35"><text:span text:style-name="T2">ORA-<text:line-break/>06501</text:span></text:p>
          </table:table-cell>
          <table:covered-table-cell/>
          <table:table-cell table:style-name="TableCell011103" table:number-columns-spanned="2">
            <text:p text:style-name="P35"><text:span text:style-name="T2">PL/SQL has an internal problem.</text:span></text:p>
          </table:table-cell>
          <table:covered-table-cell/>
        </table:table-row>
        <table:table-row table:style-name="TableRow0112">
          <table:table-cell table:style-name="TableCell011200">
            <text:p text:style-name="P38"><text:span text:style-name="T2">ROWTYPE_MISMATCH</text:span></text:p>
          </table:table-cell>
          <table:table-cell table:style-name="TableCell011201" table:number-columns-spanned="2">
            <text:p text:style-name="P38"><text:span text:style-name="T2">ORA-<text:line-break/>06504</text:span></text:p>
          </table:table-cell>
          <table:covered-table-cell/>
          <table:table-cell table:style-name="TableCell011203" table:number-columns-spanned="2">
            <text:p text:style-name="P38"><text:span text:style-name="T2">Host cursor variable and PL/SQL cursor<text:s text:c="2"/>variable involved in an assignment have<text:s text:c="2"/>incompatible return types.</text:span></text:p>
          </table:table-cell>
          <table:covered-table-cell/>
        </table:table-row>
        <table:table-row table:style-name="TableRow0113">
          <table:table-cell table:style-name="TableCell011300" table:number-columns-spanned="2">
            <text:p text:style-name="P41"><text:span text:style-name="T3">Exception Name</text:span></text:p>
          </table:table-cell>
          <table:covered-table-cell/>
          <table:table-cell table:style-name="TableCell011302" table:number-columns-spanned="2">
            <text:p text:style-name="P41"><text:span text:style-name="T3">Oracle<text:s text:c="2"/>Server<text:s text:c="2"/>Error<text:s text:c="2"/>Number</text:span></text:p>
          </table:table-cell>
          <table:covered-table-cell/>
          <table:table-cell table:style-name="TableCell011304" table:number-columns-spanned="2">
            <text:p text:style-name="P41"><text:span text:style-name="T3">Description</text:span></text:p>
          </table:table-cell>
          <table:covered-table-cell/>
        </table:table-row>
        <table:table-row table:style-name="TableRow0114">
          <table:table-cell table:style-name="TableCell011400" table:number-columns-spanned="2">
            <text:p text:style-name="P44"><text:span text:style-name="T4">STORAGE_ERROR</text:span></text:p>
          </table:table-cell>
          <table:covered-table-cell/>
          <table:table-cell table:style-name="TableCell011402" table:number-columns-spanned="2">
            <text:p text:style-name="P44"><text:span text:style-name="T4">ORA-<text:line-break/>06500</text:span></text:p>
          </table:table-cell>
          <table:covered-table-cell/>
          <table:table-cell table:style-name="TableCell011404" table:number-columns-spanned="2">
            <text:p text:style-name="P44"><text:span text:style-name="T4">PL/SQL ran out of memory, or memory is<text:s text:c="2"/>corrupted.</text:span></text:p>
          </table:table-cell>
          <table:covered-table-cell/>
        </table:table-row>
        <table:table-row table:style-name="TableRow0115">
          <table:table-cell table:style-name="TableCell011500" table:number-columns-spanned="2">
            <text:p text:style-name="P47"><text:span text:style-name="T4">SUBSCRIPT_BEYOND_COUNT</text:span></text:p>
          </table:table-cell>
          <table:covered-table-cell/>
          <table:table-cell table:style-name="TableCell011502" table:number-columns-spanned="2">
            <text:p text:style-name="P47"><text:span text:style-name="T4">ORA-<text:line-break/>06533</text:span></text:p>
          </table:table-cell>
          <table:covered-table-cell/>
          <table:table-cell table:style-name="TableCell011504" table:number-columns-spanned="2">
            <text:p text:style-name="P47"><text:span text:style-name="T4">Referenced a nested table or VARRAY element<text:line-break/>by using an index number larger than the<text:s text:c="2"/>number of elements in the collection</text:span></text:p>
          </table:table-cell>
          <table:covered-table-cell/>
        </table:table-row>
        <table:table-row table:style-name="TableRow0116">
          <table:table-cell table:style-name="TableCell011600" table:number-columns-spanned="2">
            <text:p text:style-name="P50"><text:span text:style-name="T4">SUBSCRIPT_OUTSIDE_LIMIT</text:span></text:p>
          </table:table-cell>
          <table:covered-table-cell/>
          <table:table-cell table:style-name="TableCell011602" table:number-columns-spanned="2">
            <text:p text:style-name="P50"><text:span text:style-name="T4">ORA-<text:line-break/>06532</text:span></text:p>
          </table:table-cell>
          <table:covered-table-cell/>
          <table:table-cell table:style-name="TableCell011604" table:number-columns-spanned="2">
            <text:p text:style-name="P50"><text:span text:style-name="T4">Referenced a nested table or VARRAY element<text:line-break/>by using an index number that is outside the<text:s text:c="2"/>legal range (for example, –1)</text:span></text:p>
          </table:table-cell>
          <table:covered-table-cell/>
        </table:table-row>
        <table:table-row table:style-name="TableRow0117">
          <table:table-cell table:style-name="TableCell011700" table:number-columns-spanned="2">
            <text:p text:style-name="P53"><text:span text:style-name="T4">SYS_INVALID_ROWID</text:span></text:p>
          </table:table-cell>
          <table:covered-table-cell/>
          <table:table-cell table:style-name="TableCell011702" table:number-columns-spanned="2">
            <text:p text:style-name="P53"><text:span text:style-name="T4">ORA-<text:line-break/>01410</text:span></text:p>
          </table:table-cell>
          <table:covered-table-cell/>
          <table:table-cell table:style-name="TableCell011704" table:number-columns-spanned="2">
            <text:p text:style-name="P53"><text:span text:style-name="T4">The conversion of a character string into a<text:s text:c="2"/>universal ROWID fails because the character<text:line-break/>string does not represent a valid ROWID.</text:span></text:p>
          </table:table-cell>
          <table:covered-table-cell/>
        </table:table-row>
        <table:table-row table:style-name="TableRow0118">
          <table:table-cell table:style-name="TableCell011800" table:number-columns-spanned="2">
            <text:p text:style-name="P56"><text:span text:style-name="T4">TIMEOUT_ON_RESOURCE</text:span></text:p>
          </table:table-cell>
          <table:covered-table-cell/>
          <table:table-cell table:style-name="TableCell011802" table:number-columns-spanned="2">
            <text:p text:style-name="P56"><text:span text:style-name="T4">ORA-<text:line-break/>00051</text:span></text:p>
          </table:table-cell>
          <table:covered-table-cell/>
          <table:table-cell table:style-name="TableCell011804" table:number-columns-spanned="2">
            <text:p text:style-name="P56"><text:span text:style-name="T4">Time-out occurred while the Oracle server was<text:s text:c="2"/>waiting for a resource.</text:span></text:p>
          </table:table-cell>
          <table:covered-table-cell/>
        </table:table-row>
        <table:table-row table:style-name="TableRow0119">
          <table:table-cell table:style-name="TableCell011900" table:number-columns-spanned="2">
            <text:p text:style-name="P59"><text:span text:style-name="T4">TOO_MANY_ROWS</text:span></text:p>
          </table:table-cell>
          <table:covered-table-cell/>
          <table:table-cell table:style-name="TableCell011902" table:number-columns-spanned="2">
            <text:p text:style-name="P59"><text:span text:style-name="T4">ORA-<text:line-break/>01422</text:span></text:p>
          </table:table-cell>
          <table:covered-table-cell/>
          <table:table-cell table:style-name="TableCell011904" table:number-columns-spanned="2">
            <text:p text:style-name="P59"><text:span text:style-name="T4">Single-row SELECT returned more than one<text:s text:c="2"/>row.</text:span></text:p>
          </table:table-cell>
          <table:covered-table-cell/>
        </table:table-row>
        <table:table-row table:style-name="TableRow0120">
          <table:table-cell table:style-name="TableCell012000" table:number-columns-spanned="2">
            <text:p text:style-name="P62"><text:span text:style-name="T4">VALUE_ERROR</text:span></text:p>
          </table:table-cell>
          <table:covered-table-cell/>
          <table:table-cell table:style-name="TableCell012002" table:number-columns-spanned="2">
            <text:p text:style-name="P62"><text:span text:style-name="T4">ORA-<text:line-break/>06502</text:span></text:p>
          </table:table-cell>
          <table:covered-table-cell/>
          <table:table-cell table:style-name="TableCell012004" table:number-columns-spanned="2">
            <text:p text:style-name="P62"><text:span text:style-name="T4">Arithmetic, conversion, truncation, or size-<text:s text:c="2"/>constraint error occurred.</text:span></text:p>
          </table:table-cell>
          <table:covered-table-cell/>
        </table:table-row>
        <table:table-row table:style-name="TableRow0121">
          <table:table-cell table:style-name="TableCell012100" table:number-columns-spanned="2">
            <text:p text:style-name="P65"><text:span text:style-name="T4">ZERO_DIVIDE</text:span></text:p>
          </table:table-cell>
          <table:covered-table-cell/>
          <table:table-cell table:style-name="TableCell012102" table:number-columns-spanned="2">
            <text:p text:style-name="P65"><text:span text:style-name="T4">ORA-<text:line-break/>01476</text:span></text:p>
          </table:table-cell>
          <table:covered-table-cell/>
          <table:table-cell table:style-name="TableCell012104" table:number-columns-spanned="2">
            <text:p text:style-name="P65"><text:span text:style-name="T4">Attempted to divide by zero</text:span></text:p>
          </table:table-cell>
          <table:covered-table-cell/>
        </table:table-row>
      </table:table>
      <text:p text:style-name="P67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